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odoni-BoldCondensed" svg:font-family="Bodoni-BoldCondensed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-Oblique" svg:font-family="Helvetica-Oblique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3" style:family="paragraph" style:parent-style-name="Standard">
      <style:paragraph-properties style:text-autospace="none"/>
      <style:text-properties style:use-window-font-color="true" style:font-name="Verdana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paragraph-properties style:text-autospace="none"/>
      <style:text-properties style:use-window-font-color="true" style:font-name="Verdana" fo:font-size="10pt" fo:font-style="normal" style:font-size-asian="10pt" style:font-style-asian="normal" style:font-name-complex="Helvetica" style:font-size-complex="10pt" style:font-style-complex="normal"/>
    </style:style>
    <style:style style:name="P5" style:family="paragraph" style:parent-style-name="Standard">
      <style:paragraph-properties style:text-autospace="none"/>
      <style:text-properties style:use-window-font-color="true" style:font-name="Verdana"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Verdana" fo:font-size="11pt" fo:font-style="normal" fo:font-weight="bold" style:font-size-asian="11pt" style:font-style-asian="normal" style:font-weight-asian="bold" style:font-name-complex="Bodoni-BoldCondensed" style:font-size-complex="11pt" style:font-style-complex="normal" style:font-weight-complex="bold"/>
    </style:style>
    <style:style style:name="P7" style:family="paragraph" style:parent-style-name="Standard">
      <style:paragraph-properties style:text-autospace="none"/>
      <style:text-properties style:use-window-font-color="true" style:font-name="Verdana" fo:font-size="11pt" fo:font-style="normal" style:font-size-asian="11pt" style:font-style-asian="normal" style:font-name-complex="Helvetica" style:font-size-complex="11pt" style:font-style-complex="normal"/>
    </style:style>
    <style:style style:name="P8" style:family="paragraph" style:parent-style-name="Standard">
      <style:text-properties style:use-window-font-color="true" style:font-name="Verdana"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style:use-window-font-color="true" style:font-name="Verdana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Verdana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1" style:family="paragraph" style:parent-style-name="Standard">
      <style:paragraph-properties fo:break-before="page"/>
      <style:text-properties style:use-window-font-color="true" style:font-name="Verdana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paragraph-properties style:text-autospace="none"/>
      <style:text-properties style:use-window-font-color="true" style:font-name="Verdana" fo:font-size="10pt" fo:font-style="normal" style:font-size-asian="10pt" style:font-style-asian="normal" style:font-name-complex="Helvetica" style:font-size-complex="10pt" style:font-style-complex="normal"/>
    </style:style>
    <style:style style:name="P13" style:family="paragraph" style:parent-style-name="Standard" style:list-style-name="L1">
      <style:paragraph-properties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14" style:family="paragraph" style:parent-style-name="Standard" style:list-style-name="L1">
      <style:paragraph-properties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15" style:family="paragraph" style:parent-style-name="Standard" style:list-style-name="L1">
      <style:paragraph-properties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0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2" style:family="paragraph" style:parent-style-name="Standard" style:list-style-name="L3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3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4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5" style:family="paragraph" style:parent-style-name="Standard" style:list-style-name="L4">
      <style:paragraph-properties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6" style:family="paragraph" style:parent-style-name="Standard" style:list-style-name="L1">
      <style:paragraph-properties style:text-autospace="none"/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27" style:family="paragraph" style:parent-style-name="Standard">
      <style:paragraph-properties style:text-autospace="none"/>
      <style:text-properties style:use-window-font-color="true" style:font-name="Verdana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28" style:family="paragraph" style:parent-style-name="Standard">
      <style:paragraph-properties style:text-autospace="none"/>
      <style:text-properties style:use-window-font-color="true" style:font-name="Verdana" fo:font-size="11pt" fo:font-style="normal" fo:font-weight="bold" style:font-name-asian="ArialMT" style:font-size-asian="11pt" style:font-style-asian="normal" style:font-weight-asian="bold" style:font-name-complex="ArialMT" style:font-size-complex="11pt" style:font-style-complex="normal" style:font-weight-complex="bold"/>
    </style:style>
    <style:style style:name="P29" style:family="paragraph" style:parent-style-name="Standard">
      <style:paragraph-properties fo:text-align="center" style:justify-single-word="false" style:text-autospace="none"/>
      <style:text-properties style:use-window-font-color="true" style:font-name="Verdana" fo:font-size="9pt" fo:font-style="normal" style:font-size-asian="9pt" style:font-style-asian="normal" style:font-size-complex="9pt" style:font-style-complex="normal"/>
    </style:style>
    <style:style style:name="P30" style:family="paragraph" style:parent-style-name="Standard">
      <style:paragraph-properties style:text-autospace="none"/>
      <style:text-properties style:use-window-font-color="true" style:font-name="ArialMT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31" style:family="paragraph" style:parent-style-name="Standard">
      <style:paragraph-properties style:text-autospace="none"/>
      <style:text-properties style:use-window-font-color="true" style:font-name="ArialMT" fo:font-size="10pt" fo:font-style="normal" style:font-size-asian="10pt" style:font-style-asian="normal" style:font-size-complex="10pt" style:font-style-complex="normal"/>
    </style:style>
    <style:style style:name="P32" style:family="paragraph" style:parent-style-name="Standard">
      <style:text-properties style:use-window-font-color="true" style:font-name="ArialMT" fo:font-size="10pt" fo:font-style="normal" style:font-size-asian="10pt" style:font-style-asian="normal" style:font-size-complex="10pt" style:font-style-complex="normal"/>
    </style:style>
    <style:style style:name="P33" style:family="paragraph" style:parent-style-name="Standard">
      <style:text-properties style:use-window-font-color="true" style:font-name="ArialMT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34" style:family="paragraph" style:parent-style-name="Standard">
      <style:paragraph-properties style:text-autospace="none"/>
      <style:text-properties style:use-window-font-color="true" style:font-name="ArialMT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36" style:family="paragraph" style:parent-style-name="Standard">
      <style:paragraph-properties style:text-autospace="none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37" style:family="paragraph" style:parent-style-name="Standard">
      <style:paragraph-properties fo:orphans="2" fo:widows="2" style:text-autospace="none" style:writing-mode="lr-tb"/>
      <style:text-properties style:font-name="ArialMT"/>
    </style:style>
    <style:style style:name="P38" style:family="paragraph" style:parent-style-name="Standard" style:master-page-name="Standard">
      <style:paragraph-properties fo:text-align="center" style:justify-single-word="false" style:text-autospace="none"/>
      <style:text-properties style:use-window-font-color="true" style:font-name="Verdana" fo:font-size="14pt" fo:font-style="normal" style:font-size-asian="14pt" style:font-style-asian="normal" style:font-name-complex="Helvetica" style:font-size-complex="14pt" style:font-style-complex="normal"/>
    </style:style>
    <style:style style:name="T1" style:family="text">
      <style:text-properties fo:font-size="11pt" style:font-size-asian="11pt" style:font-name-complex="Helvetica" style:font-size-complex="11pt"/>
    </style:style>
    <style:style style:name="T2" style:family="text">
      <style:text-properties style:font-name-complex="Helvetic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-complex="Helvetica-Oblique"/>
    </style:style>
    <style:style style:name="T6" style:family="text"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7" style:family="text">
      <style:text-properties style:use-window-font-color="true" style:font-name="Verdana" fo:font-size="10pt" fo:font-style="normal" style:font-size-asian="10pt" style:font-style-asian="normal" style:font-name-complex="Helvetica" style:font-size-complex="10pt" style:font-style-complex="normal"/>
    </style:style>
    <style:style style:name="T8" style:family="text">
      <style:text-properties style:use-window-font-color="true" style:font-name="Verdana" fo:font-size="10pt" fo:font-style="normal" style:font-size-asian="10pt" style:font-style-asian="normal" style:font-name-complex="Helvetica-Oblique" style:font-size-complex="10pt" style:font-style-complex="normal"/>
    </style:style>
    <style:style style:name="T9" style:family="text">
      <style:text-properties style:use-window-font-color="true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0" style:family="text">
      <style:text-properties style:use-window-font-color="true" fo:font-size="10pt" fo:font-style="normal" style:font-name-asian="ArialMT" style:font-size-asian="10pt" style:font-style-asian="italic" style:font-name-complex="ArialMT" style:font-size-complex="10pt" style:font-style-complex="normal"/>
    </style:style>
    <style:style style:name="T11" style:family="text">
      <style:text-properties style:use-window-font-color="true" fo:font-size="10pt" fo:language="fr" fo:country="FR" fo:font-style="italic" style:font-name-asian="ArialMT" style:font-size-asian="10pt" style:font-style-asian="italic" style:font-name-complex="ArialMT" style:font-size-complex="10pt" style:language-complex="ar" style:country-complex="SA" style:font-style-complex="italic"/>
    </style:style>
    <style:style style:name="T12" style:family="text">
      <style:text-properties style:use-window-font-color="true" fo:font-size="10pt" fo:font-style="italic" style:font-name-asian="LucidaGrande" style:font-size-asian="10pt" style:font-style-asian="italic" style:font-name-complex="LucidaGrande" style:font-size-complex="10pt" style:font-style-complex="italic"/>
    </style:style>
    <style:style style:name="T13" style:family="text">
      <style:text-properties style:use-window-font-color="true" fo:font-size="10pt" fo:font-style="italic" style:font-name-asian="Verdana1" style:font-size-asian="10pt" style:font-style-asian="italic" style:font-name-complex="Verdana1" style:font-size-complex="10pt" style:font-style-complex="italic"/>
    </style:style>
    <style:style style:name="T14" style:family="text">
      <style:text-properties style:use-window-font-color="true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T15" style:family="text">
      <style:text-properties style:use-window-font-color="true" fo:font-style="italic" fo:font-weight="bold" style:font-name-asian="ArialMT" style:font-style-asian="italic" style:font-weight-asian="bold" style:font-name-complex="ArialMT" style:font-style-complex="italic" style:font-weight-complex="bold"/>
    </style:style>
    <style:style style:name="T16" style:family="text">
      <style:text-properties style:use-window-font-color="true" fo:font-style="italic" fo:font-weight="normal" style:font-name-asian="ArialMT" style:font-style-asian="italic" style:font-weight-asian="normal" style:font-name-complex="ArialMT" style:font-style-complex="italic" style:font-weight-complex="normal"/>
    </style:style>
    <style:style style:name="T17" style:family="text">
      <style:text-properties style:use-window-font-color="true" fo:font-style="italic" style:font-name-asian="ArialMT" style:font-style-asian="italic" style:font-name-complex="ArialMT" style:font-style-complex="italic"/>
    </style:style>
    <style:style style:name="T18" style:family="text">
      <style:text-properties fo:font-size="13pt" style:font-name-asian="ArialMT" style:font-size-asian="13pt" style:font-name-complex="ArialMT" style:font-size-complex="13pt"/>
    </style:style>
    <style:style style:name="T19" style:family="text">
      <style:text-properties style:font-name-asian="ArialMT"/>
    </style:style>
    <style:style style:name="T20" style:family="text">
      <style:text-properties style:font-name-asian="ArialMT" style:font-name-complex="ArialMT"/>
    </style:style>
    <style:style style:name="T21" style:family="text">
      <style:text-properties fo:font-size="10pt" style:font-size-asian="10pt" style:font-name-complex="Helvetica" style:font-size-complex="10pt"/>
    </style:style>
    <style:style style:name="T22" style:family="text">
      <style:text-properties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style-asian="normal"/>
    </style:style>
    <style:style style:name="T27" style:family="text">
      <style:text-properties style:font-style-complex="normal"/>
    </style:style>
    <style:style style:name="T28" style:family="text">
      <style:text-properties style:font-name="Verdana" fo:font-size="11pt" style:font-size-asian="11pt" style:font-name-complex="ArialMT" style:font-size-complex="11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text:span text:style-name="T23">Association Francophone Python (AFPY)</text:span></text:p>
      <text:p text:style-name="P29"><text:span text:style-name="T2"><text:s/>13, Rue beccaria 75012 Paris</text:span></text:p>
      <text:p text:style-name="P6"/>
      <text:p text:style-name="P6">Procès-verbal de l’assemblée générale du <text:s/><text:span text:style-name="T18">17 mai 2008</text:span></text:p>
      <text:p text:style-name="P7"/>
      <text:p text:style-name="P3"><text:span text:style-name="T2">Les membres de l’association </text:span><text:span text:style-name="T5">AFPY</text:span><text:span text:style-name="T5"> </text:span><text:span text:style-name="T2">se sont réunis en assemblée générale </text:span></text:p>
      <text:p text:style-name="P3"><text:span text:style-name="T7">Le </text:span><text:span text:style-name="T6">17 mai 2008</text:span><text:span text:style-name="T8"> </text:span><text:span text:style-name="T7">à 10h</text:span><text:span text:style-name="T8">, </text:span><text:span text:style-name="T6">à la Cyberbase de la Cité des </text:span><text:span text:style-name="T20">Sciences et de l'Industrie</text:span><text:span text:style-name="T2">.</text:span></text:p>
      <text:p text:style-name="P3"><text:span text:style-name="T2">Il a été établi une feuille d’émargement des membres présents et représentés </text:span><text:span text:style-name="T5">(liste des participants en annexe 2).</text:span></text:p>
      <text:p text:style-name="P4"/>
      <text:p text:style-name="P3"><text:span text:style-name="T2">L’assemblée est présidée par Tarek Ziadé</text:span><text:span text:style-name="T5"> </text:span><text:span text:style-name="T2">en qualité de </text:span><text:span text:style-name="T5">Président</text:span><text:span text:style-name="T5"> </text:span><text:span text:style-name="T2">et M. </text:span><text:span text:style-name="T5">Olivier Grisel</text:span><text:span text:style-name="T5"> </text:span><text:span text:style-name="T2">en est nommé secrétaire.</text:span></text:p>
      <text:p text:style-name="P4"/>
      <text:p text:style-name="P3"><text:span text:style-name="T2">Conformément à l’article 8 des statuts, plus de 50%</text:span><text:span text:style-name="T5"> </text:span><text:span text:style-name="T2">des membres à jour de cotisation et ayant plus de six mois d'ancienneté étant présents ou représentés, l’assemblée peut valablement délibérer à titre ordinaire.</text:span></text:p>
      <text:p text:style-name="P4"/>
      <text:p text:style-name="P3"><text:span text:style-name="T2">Le président rappelle l’ordre du jour et dépose sur le bureau de l’assemblée tous les documents s’y rapportant</text:span><text:span text:style-name="T2">.</text:span><text:span text:style-name="T2"> Lecture est faite des différents rapports. Puis le débat s’ouvre entre les participants.</text:span></text:p>
      <text:p text:style-name="P4"/>
      <text:p text:style-name="P4">Plus personne ne demandant la parole, le président met au vote les différents points à l’ordre du jour :</text:p>
      <text:p text:style-name="P4"/>
      <text:list text:style-name="L1">
        <text:list-item>
          <text:p text:style-name="P13">1ère résolution : Bilan Moral </text:p>
          <text:p text:style-name="P13">Pour : 25 <text:tab/>Contre 0:<text:tab/> Abstentions : 3</text:p>
          <text:p text:style-name="P13"/>
        </text:list-item>
      </text:list>
      <text:list text:style-name="L2">
        <text:list-item>
          <text:p text:style-name="P16">2 ème résolution : Bilan Financier </text:p>
        </text:list-item>
      </text:list>
      <text:list text:style-name="L1">
        <text:list-header>
          <text:p text:style-name="P17">Pour : 27 <text:tab/>Contre 0:<text:tab/> Abstentions : 1</text:p>
          <text:p text:style-name="P17"><text:s/></text:p>
        </text:list-header>
        <text:list-item>
          <text:p text:style-name="P17">Quitus pour l'ensemble de la gestion de l'association :</text:p>
          <text:p text:style-name="P17">Pour : 27 <text:tab/>Contre 0:<text:tab/> Abstentions : 1</text:p>
          <text:p text:style-name="P17"/>
        </text:list-item>
      </text:list>
      <text:list text:style-name="L3">
        <text:list-item>
          <text:p text:style-name="P22"><text:span text:style-name="T6">3 ème résolution : </text:span>Renouvellement du Comité Directeur (CD) (composition en annexe1)</text:p>
        </text:list-item>
      </text:list>
      <text:list text:style-name="L1">
        <text:list-header>
          <text:p text:style-name="P17">Pour : 28 <text:tab/>Contre 0:<text:tab/> Abstentions : 0</text:p>
          <text:p text:style-name="P17"/>
        </text:list-header>
      </text:list>
      <text:list text:style-name="L4">
        <text:list-item>
          <text:p text:style-name="P25">4 ème résolution <text:s/>: Approbation du Président 5tarek Ziadé) proposé par le nouveau CD</text:p>
        </text:list-item>
      </text:list>
      <text:list text:style-name="L1">
        <text:list-header>
          <text:p text:style-name="P13">Pour : 27 <text:tab/>Contre 0:<text:tab/> Abstentions : 1</text:p>
        </text:list-header>
      </text:list>
      <text:p text:style-name="P4"/>
      <text:p text:style-name="P3"><text:span text:style-name="T2">L’ordre du jour étant épuisé, la séance est levée à</text:span><text:span text:style-name="T2"> </text:span><text:span text:style-name="T5">12 heures</text:span><text:span text:style-name="T2">.</text:span></text:p>
      <text:p text:style-name="P4"/>
      <text:p text:style-name="P5"><text:span text:style-name="T21">De l’assemblée, il a été dressé le présent procès-verbal. Il est signé par le président</text:span><text:span text:style-name="T1"> et le </text:span><text:span text:style-name="T21">secrétaire de séance.</text:span></text:p>
      <text:p text:style-name="P8"/>
      <text:p text:style-name="P8">Le secrétaire : Olivier Grisel<text:tab/><text:tab/><text:tab/><text:tab/>Le Président : Tarek Ziadé</text:p>
      <text:p text:style-name="P8"/>
      <text:p text:style-name="P11"><text:span text:style-name="T23">Annexe 1 : </text:span>liste des membres du Comité Directeur</text:p>
      <text:p text:style-name="P32"/>
      <text:p text:style-name="P33">- Tarek Ziadé – <text:span text:style-name="T4">p</text:span><text:span text:style-name="T15">résident </text:span><text:span text:style-name="T16">- 6, rue de l'église</text:span><text:span text:style-name="T15"> </text:span><text:span text:style-name="T16">21540</text:span><text:span text:style-name="T15"> </text:span><text:span text:style-name="T16">Turcey</text:span><text:span text:style-name="T15"> </text:span><text:span text:style-name="T16">–</text:span><text:span text:style-name="T15"> </text:span><text:span text:style-name="T16">Directeur technique</text:span></text:p>
      <text:p text:style-name="P35">- Christophe Combelles – <text:span text:style-name="T4">v</text:span><text:span text:style-name="T15">ice-président - </text:span><text:span text:style-name="T16">33 rue Saint Lambert 75015 Paris - développeur</text:span></text:p>
      <text:p text:style-name="P35">- Gwenael Bonhommeau – <text:span text:style-name="T4">t</text:span><text:span text:style-name="T15">résorier </text:span><text:span text:style-name="T16">-80 av de clichy 75017 Paris – chef de projet.</text:span></text:p>
      <text:p text:style-name="P35">- Gael Pasgrimmaud – <text:span text:style-name="T4">v</text:span><text:span text:style-name="T15">ice-trésorier -</text:span><text:span text:style-name="T16"> </text:span><text:span text:style-name="T16">14 av de st-ouen 75018 Paris - développeur</text:span></text:p>
      <text:p text:style-name="P35">- Jean-Philippe Camguilhem – <text:span text:style-name="T4">s</text:span><text:span text:style-name="T15">ecrétaire</text:span><text:span text:style-name="T17"> - </text:span><text:span text:style-name="T17">4, rue du pasteur cadier 64000 Pau - développeur</text:span></text:p>
      <text:p text:style-name="P35">- Olivier Grisel – <text:span text:style-name="T4">vice-</text:span><text:span text:style-name="T15">Secrétaire -</text:span><text:span text:style-name="T16">122, rue Pelleport 75020 Paris - développeur</text:span></text:p>
      <text:p text:style-name="P35"/>
      <text:p text:style-name="P35">- Degoute Encolpe - <text:span text:style-name="T3">3 rue des juifs 51000 Chalons en Champagne – développeur-</text:span> </text:p>
      <text:p text:style-name="P36">- Boucard Damien - <text:span text:style-name="T3">47 rue du Général Leclerc <text:s/>91420 Morangis - développeur</text:span></text:p>
      <text:p text:style-name="P36">- Fernandez Roger –<text:span text:style-name="T3"> 9 bis rue Quinault 75008 Paris - gérant de société</text:span></text:p>
      <text:p text:style-name="P36">- Grimaldi Jean-mat - <text:span text:style-name="T3">7 rue José Maria de Hérédia 92320 Châtillon - développeur</text:span></text:p>
      <text:p text:style-name="P36">- Fernandez Alexandre - <text:span text:style-name="T3">13, Rue beccaria 75012 Paris - développeur</text:span></text:p>
      <text:p text:style-name="P36">- Douche Sébastien -<text:span text:style-name="T3"> 10 rue Vaudétard 92130 Issy-les-moulineaux - chef de projet</text:span></text:p>
      <text:p text:style-name="P35">- Pascual Émilie - <text:span text:style-name="T3">200 rue de belleville 75020 Paris – hôtesse d'accueil</text:span></text:p>
      <text:p text:style-name="P37"><text:span text:style-name="T9">- Larlet David - </text:span><text:span text:style-name="T11">155, avenue de Stalingrad 13200 Arles </text:span><text:span text:style-name="T22">- </text:span><text:span text:style-name="T11">développeur</text:span></text:p>
      <text:p text:style-name="P36"><text:span text:style-name="T9">- Olivier Laurelli - </text:span><text:span text:style-name="T12">116 Quai de Jemmapes</text:span><text:span text:style-name="T13">75010 Paris </text:span><text:span text:style-name="T10">- </text:span><text:span text:style-name="T14">développeur</text:span></text:p>
      <text:p text:style-name="P30"><text:span text:style-name="T10">- Roche Jean-François – </text:span><text:span text:style-name="T14">54 Drève du tumulus 1495 <text:s/>Villers-la-Ville Belgique - développeur</text:span></text:p>
      <text:p text:style-name="P30"><text:span text:style-name="T14">- </text:span><text:span text:style-name="T9">Alain Meurant –</text:span><text:span text:style-name="T14"> 34 rue du Moulin d'eau 7100 Saint-Vaast Belgique – développeur</text:span></text:p>
      <text:p text:style-name="P30"><text:span text:style-name="T14">- </text:span><text:span text:style-name="T9">David Convent</text:span><text:span text:style-name="T14"> – 56 rue des compagnons 1030 Bruxelles Belgique - développeur</text:span></text:p>
      <text:p text:style-name="P30"><text:span text:style-name="T20"/></text:p>
      <text:p text:style-name="P31"/>
      <text:p text:style-name="P8"/>
      <text:p text:style-name="P8">Le secrétaire : Olivier Grisel<text:tab/><text:tab/><text:tab/><text:tab/>Le Président : Tarek Ziadé</text:p>
      <text:p text:style-name="P8"/>
      <text:p text:style-name="P8"/>
      <text:p text:style-name="P2"/>
      <text:p text:style-name="P8"/>
      <text:p text:style-name="P11"><text:span text:style-name="T23">Annexe 2 : </text:span>liste des participants et votants.</text:p>
      <text:p text:style-name="P8"/>
      <text:p text:style-name="P9">Présents</text:p>
      <text:p text:style-name="P10">======</text:p>
      <text:p text:style-name="P10">- Larlet David </text:p>
      <text:p text:style-name="P10">- Combelles Christophe </text:p>
      <text:p text:style-name="P10">- Bord Bruno </text:p>
      <text:p text:style-name="P10">- Amicel Ronan </text:p>
      <text:p text:style-name="P10">- Allouche David</text:p>
      <text:p text:style-name="P10">- Pascual Emilie </text:p>
      <text:p text:style-name="P10">- Julien Stéphane </text:p>
      <text:p text:style-name="P10">- Pettier Grabriel </text:p>
      <text:p text:style-name="P10">- Bryon Benoit</text:p>
      <text:p text:style-name="P10">- Bonhommeau Gwenael </text:p>
      <text:p text:style-name="P10">- Pasgrimmaud Gael </text:p>
      <text:p text:style-name="P10">- Charpentier Johan</text:p>
      <text:p text:style-name="P10">- Belmont Marc </text:p>
      <text:p text:style-name="P10">- Didio Salvatore </text:p>
      <text:p text:style-name="P10">- Barnoud Jonathan</text:p>
      <text:p text:style-name="P10">- Saliez Etienne </text:p>
      <text:p text:style-name="P10">- Lejeunz John </text:p>
      <text:p text:style-name="P10">- Douche Sebastien </text:p>
      <text:p text:style-name="P10">- Fernandez Alexandre </text:p>
      <text:p text:style-name="P10">- Launay Michael </text:p>
      <text:p text:style-name="P10">- Van Den Bulke Eugène </text:p>
      <text:p text:style-name="P10">- Aubinaeau Yoann </text:p>
      <text:p text:style-name="P10">- Kanschine Stephane</text:p>
      <text:p text:style-name="P10">- Tarek Ziadé </text:p>
      <text:p text:style-name="P10">- Olivier Grisel </text:p>
      <text:p text:style-name="P10"/>
      <text:p text:style-name="P10">sous-total : 25</text:p>
      <text:p text:style-name="P10"/>
      <text:p text:style-name="P10">Pouvoirs</text:p>
      <text:p text:style-name="P10">----------</text:p>
      <text:p text:style-name="P10">- Laurent Godard donne pouvoir à Olivier Grisel</text:p>
      <text:p text:style-name="P10">- Olivier Deckmyn donne pouvoir à <text:span text:style-name="T20">Gwenael Bonhommeau </text:span></text:p>
      <text:p text:style-name="P27">- Jean Philippe Camguilhem <text:s/>donne pouvoir à Tarek Ziadé</text:p>
      <text:p text:style-name="P27"/>
      <text:p text:style-name="P27">sous-total : 3</text:p>
      <text:p text:style-name="P27"/>
      <text:p text:style-name="P28">Total : 28</text:p>
      <text:p text:style-name="P27"/>
      <text:p text:style-name="P27"/>
      <text:p text:style-name="P27">Le secrétaire : Olivier Grisel<text:tab/><text:tab/><text:tab/><text:tab/>Le Président : Tarek Ziad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odoni-BoldCondensed" svg:font-family="Bodoni-BoldCondensed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-Oblique" svg:font-family="Helvetica-Oblique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text-properties fo:font-size="11pt" fo:font-weight="bold" style:font-size-asian="11pt" style:font-weight-asian="bold" style:font-size-complex="11pt" style:font-weight-complex="bold"/>
    </style:style>
    <style:page-layout style:name="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Procès verbal assemblée générale de l'AFPY du 17 mai 2008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Procès-verbal d’assemblée générale</dc:title>
    <meta:initial-creator>SR+LS</meta:initial-creator>
    <meta:creation-date>2005-07-17T16:38:00</meta:creation-date>
    <dc:date>2008-09-21T15:14:59</dc:date>
    <dc:language>fr-FR</dc:language>
    <meta:editing-cycles>49</meta:editing-cycles>
    <meta:editing-duration>PT2H38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595" meta:character-count="4056"/>
  </office:meta>
</office:document-meta>
</file>